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Liberation Mono', Menlo, Courier, monospace"/>
    <style:font-face style:name="Consolas1" svg:font-family="Consolas, Menlo, Monaco, 'Lucida Console', 'Liberation Mono', 'DejaVu Sans Mono', 'Bitstream Vera Sans Mono', 'Courier New', monospace, sans-serif"/>
    <style:font-face style:name="Mangal1" svg:font-family="Mangal"/>
    <style:font-face style:name="Menlo" svg:font-family="Menlo, Monaco, Consolas, 'Courier New', monospace"/>
    <style:font-face style:name="OpenSymbol" svg:font-family="OpenSymbol"/>
    <style:font-face style:name="Tahoma1" svg:font-family="Tahoma, Verdana, Arial, sans-serif"/>
    <style:font-face style:name="Courier New" svg:font-family="'Courier New'" style:font-family-generic="modern"/>
    <style:font-face style:name="Courier New2" svg:font-family="'Courier New', 'Courier New'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9.904cm" table:align="center" style:writing-mode="lr-tb"/>
    </style:style>
    <style:style style:name="Tabla1.A" style:family="table-column">
      <style:table-column-properties style:column-width="4.018cm"/>
    </style:style>
    <style:style style:name="Tabla1.B" style:family="table-column">
      <style:table-column-properties style:column-width="5.88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1.A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.A4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P1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Parrafo">
      <style:paragraph-properties fo:text-align="center" style:justify-single-word="false"/>
    </style:style>
    <style:style style:name="P5" style:family="paragraph" style:parent-style-name="Parrafo">
      <style:text-properties fo:language="zxx" fo:country="none" style:language-asian="zxx" style:country-asian="none"/>
    </style:style>
    <style:style style:name="P6" style:family="paragraph" style:parent-style-name="Standard">
      <style:paragraph-properties fo:line-height="150%"/>
    </style:style>
    <style:style style:name="P7" style:family="paragraph" style:parent-style-name="Heading_20_1">
      <style:paragraph-properties fo:line-height="150%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Parrafo" style:master-page-name="Standard">
      <style:paragraph-properties fo:text-align="center" style:justify-single-word="false" style:page-number="auto"/>
    </style:style>
    <style:style style:name="P10" style:family="paragraph" style:parent-style-name="Contents_20_1">
      <style:paragraph-properties>
        <style:tab-stops>
          <style:tab-stop style:position="19.756cm" style:type="right" style:leader-style="dotted" style:leader-text="."/>
        </style:tab-stops>
      </style:paragraph-properties>
    </style:style>
    <style:style style:name="T1" style:family="text">
      <style:text-properties fo:font-size="8pt" style:font-size-asian="8pt"/>
    </style:style>
    <style:style style:name="T2" style:family="text">
      <style:text-properties style:font-name="Times New Roman" fo:font-size="20pt" style:text-underline-style="none" fo:font-weight="bold" style:font-size-asian="20pt" style:font-weight-asian="bold" style:font-name-complex="Times New Roman"/>
    </style:style>
    <style:style style:name="T3" style:family="text">
      <style:text-properties fo:font-variant="normal" fo:text-transform="none" fo:color="#000000" style:font-name="Tahoma1" fo:font-size="14pt" fo:letter-spacing="normal" fo:font-style="normal" fo:font-weight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 style:shadow="#808080 0.062cm 0.062cm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Internet_20_link"><text:span text:style-name="T2"/></text:span></text:p>
      <text:p text:style-name="P4"><text:span text:style-name="Internet_20_link"><text:span text:style-name="T2"/></text:span></text:p>
      <text:p text:style-name="P4"><text:span text:style-name="Internet_20_link"><text:span text:style-name="T2"/></text:span></text:p>
      <text:p text:style-name="P4"><text:a xlink:type="simple" xlink:href="#Índice de contenido1|region" text:style-name="Internet_20_link" text:visited-style-name="Visited_20_Internet_20_Link"><text:span text:style-name="Internet_20_link"><text:span text:style-name="T2">Mi App con Yii</text:span>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" draw:name="Marco1" text:anchor-type="char" svg:x="6.549cm" svg:y="-0.575cm" svg:width="10.185cm" svg:height="2.887cm" draw:z-index="0"><draw:text-box><table:table table:name="Tabla1" table:style-name="Tabla1"><table:table-column table:style-name="Tabla1.A"/><table:table-column table:style-name="Tabla1.B"/><table:table-row table:style-name="Tabla1.1"><table:table-cell table:style-name="Tabla1.A1" office:value-type="string"><text:p text:style-name="Parrafo2">Versión</text:p></table:table-cell><table:table-cell table:style-name="Tabla1.B1" office:value-type="string"><text:p text:style-name="Parrafo2">1.0</text:p></table:table-cell></table:table-row><table:table-row table:style-name="Tabla1.1"><table:table-cell table:style-name="Tabla1.A2" office:value-type="string"><text:p text:style-name="Parrafo2">Autor</text:p></table:table-cell><table:table-cell table:style-name="Tabla1.B2" office:value-type="string"><text:p text:style-name="Parrafo2">Javier Iranzo Burriel</text:p></table:table-cell></table:table-row><table:table-row table:style-name="Tabla1.1"><table:table-cell table:style-name="Tabla1.A2" office:value-type="string"><text:p text:style-name="Parrafo2">Fecha Inicio</text:p></table:table-cell><table:table-cell table:style-name="Tabla1.B2" office:value-type="string"><text:p text:style-name="Parrafo2"><text:creation-date style:data-style-name="N36">02/10/2013</text:creation-date></text:p></table:table-cell></table:table-row><table:table-row table:style-name="Tabla1.1"><table:table-cell table:style-name="Tabla1.A4" office:value-type="string"><text:p text:style-name="Parrafo2">Fecha último cambio</text:p></table:table-cell><table:table-cell table:style-name="Tabla1.B4" office:value-type="string"><text:p text:style-name="Parrafo2"><text:keywords/><text:modification-date style:data-style-name="N36">09/03/2016</text:modification-date></text:p></table:table-cell></table:table-row></table:table><text:p text:style-name="Standard"/></draw:text-box></draw:frame></text:p>
      <text:p text:style-name="Parrafo"/>
      <text:h text:style-name="P7" text:outline-level="1" text:is-list-header="true"/>
      <text:p text:style-name="P6"/>
      <text:p text:style-name="P6"/>
      <text:p text:style-name="P6"/>
      <text:p text:style-name="P6"/>
      <text:p text:style-name="P6"><text:bookmark text:name="indice"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10"><text:a xlink:type="simple" xlink:href="#__RefHeading__8242_1547870410" text:style-name="Internet_20_link" text:visited-style-name="Internet_20_link">1.Proposito</text:a><text:tab/>2</text:p>
          <text:p text:style-name="P10"><text:a xlink:type="simple" xlink:href="#__RefHeading__2072_502258266" text:style-name="Internet_20_link" text:visited-style-name="Internet_20_link">2.Versiónes</text:a><text:tab/>2</text:p>
          <text:p text:style-name="P10"><text:a xlink:type="simple" xlink:href="#__RefHeading__2074_502258266" text:style-name="Internet_20_link" text:visited-style-name="Internet_20_link">3.Filtros de busqueda por fechas</text:a><text:tab/>2</text:p>
          <text:p text:style-name="P10"><text:a xlink:type="simple" xlink:href="#__RefHeading__2142_502258266" text:style-name="Internet_20_link" text:visited-style-name="Internet_20_link">4.Sincronizar con el host</text:a><text:tab/>2</text:p>
        </text:index-body>
      </text:table-of-content>
      <text:p text:style-name="Standard"/>
      <text:p text:style-name="Standard"/>
      <text:h text:style-name="P8" text:outline-level="1"><text:bookmark-start text:name="__RefHeading__8242_1547870410"/>Proposito<text:bookmark-end text:name="__RefHeading__8242_1547870410"/></text:h>
      <text:p text:style-name="Standard">Documentar el desarrollo de una aplicación con YII2. </text:p>
      <text:p text:style-name="Standard">Es la aplicación desplegada en </text:p>
      <text:p text:style-name="Standard">hostinger</text:p>
      <text:p text:style-name="Standard"><text:a xlink:type="simple" xlink:href="http://proyectocarpeta.esy.es/miApp/web/" text:style-name="Internet_20_link" text:visited-style-name="Visited_20_Internet_20_Link">http://proyectocarpeta.esy.es/miApp/web/</text:a></text:p>
      <text:p text:style-name="Standard">y en mi local en </text:p>
      <text:p text:style-name="Standard">C:\nube\MEGA\programacion\miAppHostinger</text:p>
      <text:p text:style-name="Standard">pero no es una aplicación sincronizada así que eso será una de las cosas a mejorar.</text:p>
      <text:p text:style-name="Standard"/>
      <text:p text:style-name="Standard"/>
      <text:h text:style-name="Heading_20_1" text:outline-level="1"><text:bookmark-start text:name="__RefHeading__2072_502258266"/>Versiónes<text:bookmark-end text:name="__RefHeading__2072_502258266"/></text:h>
      <text:p text:style-name="Standard">Versiones instaladas en </text:p>
      <text:p text:style-name="Standard">C:\nube\MEGA\programacion\miAppHostinger\dist</text:p>
      <text:p text:style-name="Standard">y la de desarrollo en <text:s/></text:p>
      <text:p text:style-name="Standard">C:\nube\MEGA\programacion\miAppHostinger</text:p>
      <text:h text:style-name="Heading_20_1" text:outline-level="1">gitHub</text:h>
      <text:p text:style-name="Standard">En el directorio c:\nube\MEGA\programacion\miAppHostinger\miApp&gt;</text:p>
      <text:p text:style-name="Standard">git init</text:p>
      <text:p text:style-name="Standard">luego</text:p>
      <text:p text:style-name="Standard">Creo un repositorio en github.com</text:p>
      <text:p text:style-name="Standard">https://github.com/pelos6/miAppHostinger</text:p>
      <text:p text:style-name="Standard"/>
      <text:p text:style-name="Standard">luego en el directorio donde he lanzado git init</text:p>
      <text:p text:style-name="Standard">git remote add origin <text:a xlink:type="simple" xlink:href="https://github.com/pelos6/miAppHostinger.git" text:style-name="Internet_20_link" text:visited-style-name="Visited_20_Internet_20_Link">https://github.com/pelos6/miAppHostinger.git</text:a></text:p>
      <text:p text:style-name="Standard">git commit -m “primer commit”</text:p>
      <text:p text:style-name="Standard">git push -u origin master</text:p>
      <text:p text:style-name="Standard"/>
      <text:p text:style-name="Standard"/>
      <text:h text:style-name="Heading_20_1" text:outline-level="1"><text:bookmark-start text:name="__RefHeading__2074_502258266"/>Filtros de busqueda por fechas<text:bookmark-end text:name="__RefHeading__2074_502258266"/></text:h>
      <text:p text:style-name="Standard"/>
      <text:p text:style-name="Standard">Uso este tutorial</text:p>
      <text:p text:style-name="Standard"><text:a xlink:type="simple" xlink:href="http://yii2enespanol.com/2016/01/22/busqueda-con-fechas-en-gridview-i/" text:style-name="Internet_20_link" text:visited-style-name="Visited_20_Internet_20_Link">http://yii2enespanol.com/2016/01/22/busqueda-con-fechas-en-gridview-i/</text:a></text:p>
      <text:p text:style-name="Standard"/>
      <text:p text:style-name="Standard">para generar el crud de la tabla recien creada orden</text:p>
      <text:p text:style-name="Standard"><text:a xlink:type="simple" xlink:href="http://localhost/programacion/miAppHostinger/miApp/web/index.php?r=gii" text:style-name="Internet_20_link" text:visited-style-name="Visited_20_Internet_20_Link">http://localhost/programacion/miAppHostinger/miApp/web/index.php?r=gii</text:a></text:p>
      <text:p text:style-name="Standard"/>
      <text:p text:style-name="Standard">con el apoyo de </text:p>
      <text:p text:style-name="Standard"><text:a xlink:type="simple" xlink:href="http://www.yiiframework.com/doc-2.0/guide-start-gii.html" text:style-name="Internet_20_link" text:visited-style-name="Visited_20_Internet_20_Link">http://www.yiiframework.com/doc-2.0/guide-start-gii.html</text:a></text:p>
      <text:p text:style-name="Standard">por que uso la plantilla básica</text:p>
      <text:p text:style-name="Standard"/>
      <text:p text:style-name="Standard"><text:a xlink:type="simple" xlink:href="http://localhost/programacion/miAppHostinger/miApp/web/index.php?r=orden" text:style-name="Internet_20_link" text:visited-style-name="Visited_20_Internet_20_Link">http://localhost/programacion/miAppHostinger/miApp/web/index.php?r=orden</text:a></text:p>
      <text:p text:style-name="Standard"/>
      <text:p text:style-name="Standard">y veo las pantallas creadas.</text:p>
      <text:p text:style-name="Standard"/>
      <text:p text:style-name="Standard">Los ejempos funcionan menos el buscador de fechas en el grid que no sale …. no se porque …</text:p>
      <text:p text:style-name="Standard">al dia siguiente sale correctamente.</text:p>
      <text:p text:style-name="Standard"/>
      <text:p text:style-name="Standard"><text:a xlink:type="simple" xlink:href="http://yii2enespanol.com/2016/02/11/busqueda-con-fechas-en-gridview-iii/" text:style-name="Internet_20_link" text:visited-style-name="Visited_20_Internet_20_Link">http://yii2enespanol.com/2016/02/11/busqueda-con-fechas-en-gridview-iii/</text:a></text:p>
      <text:p text:style-name="Standard">al hacer un composer para instalar una nueva extensión da un error.</text:p>
      <text:p text:style-name="Standard">La solución por aquí ...</text:p>
      <text:p text:style-name="Standard"><text:a xlink:type="simple" xlink:href="http://stackoverflow.com/questions/35009041/yii2-composer-update-fatal-error" text:style-name="Internet_20_link" text:visited-style-name="Visited_20_Internet_20_Link">http://stackoverflow.com/questions/35009041/yii2-composer-update-fatal-error</text:a></text:p>
      <text:p text:style-name="Standard">antes renombro el directorio vendor y conposer.lock</text:p>
      <text:p text:style-name="Standard">pero lo que funciona es meterme en el directorio </text:p>
      <text:p text:style-name="Standard"><text:soft-page-break/>C:\Users\Javier\AppData\Roaming\Composer\vendor</text:p>
      <text:p text:style-name="Standard">borrar el directorio fx</text:p>
      <text:p text:style-name="Standard">C:\nube\MEGA\programacion\miAppHostinger\miApp&gt;composer global require "fxp/composer-asset-plugin:~1.1.1"</text:p>
      <text:p text:style-name="Standard">y composer update</text:p>
      <text:p text:style-name="Standard">veo que se creo el directorio </text:p>
      <text:p text:style-name="Standard">C:\nube\MEGA\programacion\miAppHostinger\miApp\vendor\kartik-v\yii2-date-range</text:p>
      <text:p text:style-name="Standard">con la extension </text:p>
      <text:p text:style-name="Standard"/>
      <text:p text:style-name="Standard"/>
      <text:p text:style-name="Standard"/>
      <text:h text:style-name="Heading_20_1" text:outline-level="1"><text:bookmark-start text:name="__RefHeading__2142_502258266"/>Sincronizar con el host<text:bookmark-end text:name="__RefHeading__2142_502258266"/></text:h>
      <text:p text:style-name="Standard">con winscp creo un enlace en el escritorio para poder subir al servidor por ftp .</text:p>
      <text:p text:style-name="Standard">C:\Users\Javier\Desktop\accesos\accesoRemoto\WinSCPproyectocarpeta.esy.es</text:p>
      <text:p text:style-name="Standard"/>
      <text:p text:style-name="Standard"><text:a xlink:type="simple" xlink:href="../../../../../../../Program%20Files%20(x86)/WinSCP/WinSCP.exe" text:style-name="Internet_20_link" text:visited-style-name="Visited_20_Internet_20_Link">winscp</text:a></text:p>
      <text:p text:style-name="Standard"/>
      <text:p text:style-name="Standard"><text:span text:style-name="Emphasis"><text:span text:style-name="T3"/></text:span></text:p>
      <text:h text:style-name="Heading_20_1" text:outline-level="1">problemas con git </text:h>
      <text:p text:style-name="Standard"/>
      <text:p text:style-name="Standard">error: src refspec master does not match any. <text:s/></text:p>
      <text:p text:style-name="Standard">error: failed to push some refs to 'ssh://xxxxx.com/project.git'</text:p>
      <text:p text:style-name="Standard">parece que faltaba un </text:p>
      <text:p text:style-name="Standard">git commit <text:s/>-m “primer commit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Liberation Mono', Menlo, Courier, monospace"/>
    <style:font-face style:name="Consolas1" svg:font-family="Consolas, Menlo, Monaco, 'Lucida Console', 'Liberation Mono', 'DejaVu Sans Mono', 'Bitstream Vera Sans Mono', 'Courier New', monospace, sans-serif"/>
    <style:font-face style:name="Mangal1" svg:font-family="Mangal"/>
    <style:font-face style:name="Menlo" svg:font-family="Menlo, Monaco, Consolas, 'Courier New', monospace"/>
    <style:font-face style:name="OpenSymbol" svg:font-family="OpenSymbol"/>
    <style:font-face style:name="Tahoma1" svg:font-family="Tahoma, Verdana, Arial, sans-serif"/>
    <style:font-face style:name="Courier New" svg:font-family="'Courier New'" style:font-family-generic="modern"/>
    <style:font-face style:name="Courier New2" svg:font-family="'Courier New', 'Courier New'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Tahoma" fo:font-size="10pt" fo:language="es" fo:country="ES" style:font-name-asian="Times New Roman" style:font-size-asian="10pt" style:language-asian="ja" style:country-asian="JP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language="es" fo:country="ES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.423cm" fo:margin-bottom="0cm" fo:text-indent="0.501cm" style:auto-text-indent="fals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-0.011cm" fo:margin-right="0cm" fo:margin-top="0.423cm" fo:margin-bottom="0cm" fo:text-indent="0.501cm" style:auto-text-indent="false" fo:keep-with-next="always">
        <style:tab-stops>
          <style:tab-stop style:position="1.251cm"/>
        </style:tab-stops>
      </style:paragraph-properties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1.251cm" fo:margin-right="0cm" fo:margin-top="0.212cm" fo:margin-bottom="0cm" fo:text-indent="-0.75cm" style:auto-text-indent="false" fo:keep-with-next="always">
        <style:tab-stops>
          <style:tab-stop style:position="2cm"/>
        </style:tab-stops>
      </style:paragraph-properties>
      <style:text-properties fo:font-style="italic" fo:font-weight="bold" style:font-style-asian="italic" style:font-weight-asian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="100%" fo:margin-left="2.251cm" fo:margin-right="0cm" fo:margin-top="0.212cm" fo:margin-bottom="0.423cm" fo:text-indent="-1cm" style:auto-text-indent="false" fo:keep-with-next="always">
        <style:tab-stops>
          <style:tab-stop style:position="2cm"/>
          <style:tab-stop style:position="3.251cm"/>
        </style:tab-stops>
      </style:paragraph-properties>
      <style:text-properties fo:font-style="normal" style:text-underline-style="solid" style:text-underline-width="auto" style:text-underline-color="font-color" style:font-style-asian="normal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cm" fo:margin-bottom="0cm" fo:text-indent="0.501cm" style:auto-text-indent="false"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cm" fo:margin-bottom="0cm" fo:text-indent="0.501cm" style:auto-text-indent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arrafo" style:family="paragraph" style:parent-style-name="Standard">
      <style:paragraph-properties fo:margin="100%" fo:margin-left="0cm" fo:margin-right="0cm" fo:margin-top="0cm" fo:margin-bottom="0.423cm" fo:line-height="150%" fo:text-align="justify" style:justify-single-word="false" fo:text-indent="1.251cm" style:auto-text-indent="fals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751cm"/>
          <style:tab-stop style:position="17.002cm" style:type="right"/>
        </style:tab-stops>
      </style:paragraph-properties>
      <style:text-properties fo:text-transform="uppercase" fo:language="zxx" fo:country="none" style:language-asian="zxx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cm" fo:margin-right="0cm" fo:margin-top="0cm" fo:margin-bottom="0cm" fo:text-indent="0.75cm" style:auto-text-indent="false">
        <style:tab-stops>
          <style:tab-stop style:position="1.411cm"/>
          <style:tab-stop style:position="1.752cm"/>
          <style:tab-stop style:position="16.983cm" style:type="right"/>
        </style:tab-stops>
      </style:paragraph-properties>
      <style:text-properties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11cm" fo:margin-right="0cm" fo:margin-top="0cm" fo:margin-bottom="0cm" fo:text-indent="0.801cm" style:auto-text-indent="false">
        <style:tab-stops>
          <style:tab-stop style:position="2.752cm"/>
          <style:tab-stop style:position="16.983cm" style:type="right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Contents_20_3" style:next-style-name="Standard" style:class="index">
      <style:paragraph-properties fo:margin="100%" fo:margin-left="1.058cm" fo:margin-right="0cm" fo:margin-top="0cm" fo:margin-bottom="0cm" fo:text-indent="0.801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fo:text-indent="0cm" style:auto-text-indent="false"/>
    </style:style>
    <style:style style:name="Viñeta_20_1" style:display-name="Viñeta 1" style:family="paragraph" style:parent-style-name="Parrafo">
      <style:paragraph-properties fo:margin="100%" fo:margin-left="2.501cm" fo:margin-right="0cm" fo:margin-top="0cm" fo:margin-bottom="0.212cm" fo:text-indent="-0.635cm" style:auto-text-indent="false">
        <style:tab-stops>
          <style:tab-stop style:position="2.501cm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Parrafo2" style:family="paragraph" style:parent-style-name="Parrafo">
      <style:paragraph-properties fo:margin="100%" fo:margin-left="0cm" fo:margin-right="0cm" fo:margin-top="0cm" fo:margin-bottom="0.212cm" fo:line-height="100%" fo:text-indent="0cm" style:auto-text-indent="false"/>
    </style:style>
    <style:style style:name="Viñeta_20_2" style:display-name="Viñeta 2" style:family="paragraph" style:parent-style-name="Viñeta_20_1" style:list-style-name="WW8Num7">
      <style:paragraph-properties fo:margin="100%" fo:margin-left="3cm" fo:margin-right="0cm" fo:margin-top="0cm" fo:margin-bottom="0cm" fo:text-indent="-0.635cm" style:auto-text-indent="false"/>
    </style:style>
    <style:style style:name="Viñeta_20_3" style:display-name="Viñeta 3" style:family="paragraph" style:parent-style-name="Viñeta_20_2" style:list-style-name="WW8Num5">
      <style:paragraph-properties fo:margin="100%" fo:margin-left="4.501cm" fo:margin-right="0cm" fo:margin-top="0cm" fo:margin-bottom="0cm" fo:text-indent="-0.635cm" style:auto-text-indent="false">
        <style:tab-stops>
          <style:tab-stop style:position="2.501cm"/>
          <style:tab-stop style:position="4.501cm"/>
        </style:tab-stops>
      </style:paragraph-properties>
    </style:style>
    <style:style style:name="courier_20_de_20_Jesulín" style:display-name="courier de Jesulín" style:family="paragraph" style:parent-style-name="Standard">
      <style:paragraph-properties fo:margin="100%" fo:margin-left="1cm" fo:margin-right="0cm" fo:margin-top="0cm" fo:margin-bottom="0cm" fo:text-indent="0.25cm" style:auto-text-indent="false"/>
      <style:text-properties style:font-name="Courier New" style:font-name-complex="Courier New"/>
    </style:style>
    <style:style style:name="Text_20_body_20_indent" style:display-name="Text body indent" style:family="paragraph" style:parent-style-name="Standard" style:class="text">
      <style:paragraph-properties fo:margin="100%" fo:margin-left="1.249cm" fo:margin-right="0cm" fo:margin-top="0cm" fo:margin-bottom="0cm" fo:text-indent="0cm" style:auto-text-indent="false"/>
      <style:text-properties style:font-name="Times New Roman" style:font-name-complex="Times New Roman"/>
    </style:style>
    <style:style style:name="Sangría_20_2_20_de_20_t._20_independiente" style:display-name="Sangría 2 de t. independiente" style:family="paragraph" style:parent-style-name="Standard">
      <style:paragraph-properties fo:margin="100%" fo:margin-left="0.25cm" fo:margin-right="0cm" fo:margin-top="0cm" fo:margin-bottom="0cm" fo:text-indent="0cm" style:auto-text-indent="false"/>
      <style:text-properties style:font-name="Times New Roman" style:font-name-complex="Times New Roman"/>
    </style:style>
    <style:style style:name="Sangría_20_3_20_de_20_t._20_independiente" style:display-name="Sangría 3 de t. independiente" style:family="paragraph" style:parent-style-name="Standard">
      <style:paragraph-properties fo:margin="100%" fo:margin-left="0.751cm" fo:margin-right="0cm" fo:margin-top="0cm" fo:margin-bottom="0cm" fo:text-indent="-0.25cm" style:auto-text-indent="false"/>
      <style:text-properties style:font-name="Times New Roman" style:font-name-complex="Times New Roman"/>
    </style:style>
    <style:style style:name="Title" style:family="paragraph" style:parent-style-name="Standard" style:next-style-name="Subtitle" style:class="chapter">
      <style:paragraph-properties fo:margin-top="0cm" fo:margin-bottom="0cm" fo:text-align="center" style:justify-single-word="false"/>
      <style:text-properties style:font-name="Times New Roman" style:text-underline-style="solid" style:text-underline-width="auto" style:text-underline-color="font-color" style:font-name-complex="Times New Roman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TML_20_Body" style:display-name="HTML Body" style:family="paragraph">
      <style:paragraph-properties fo:orphans="2" fo:widows="2"/>
      <style:text-properties style:use-window-font-color="true" style:font-name="Arial" fo:font-size="10pt" fo:language="es" fo:country="ES" style:font-name-asian="Times New Roman" style:font-size-asian="10pt" style:font-name-complex="Arial" style:font-size-complex="10pt" style:language-complex="ar" style:country-complex="SA"/>
    </style:style>
    <style:style style:name="HTML_20_Code_20_Def" style:display-name="HTML Code Def" style:family="paragraph">
      <style:paragraph-properties fo:orphans="2" fo:widows="2"/>
      <style:text-properties style:use-window-font-color="true" style:font-name="Courier New" fo:font-size="9pt" fo:language="es" fo:country="ES" fo:font-style="italic" style:font-name-asian="Times New Roman" style:font-size-asian="9pt" style:font-style-asian="italic" style:font-name-complex="Courier New" style:font-size-complex="10pt" style:language-complex="ar" style:country-complex="SA"/>
    </style:style>
    <style:style style:name="HTML_20_con_20_formato_20_previo" style:display-name="HTML con formato previo" style:family="paragraph" style:parent-style-name="Standard">
      <style:paragraph-properties fo:margin-top="0cm" fo:margin-bottom="0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complex="Courier New"/>
    </style:style>
    <style:style style:name="Estilo_20_Parrafo_20__2b__20_Izquierda_3a__20__20_125_20_cm_20_Sangría_20_francesa_3a__20__20_125_20_cm" style:display-name="Estilo Parrafo + Izquierda:  125 cm Sangría francesa:  125 cm" style:family="paragraph" style:parent-style-name="Parrafo">
      <style:paragraph-properties fo:margin="100%" fo:margin-left="1.251cm" fo:margin-right="0cm" fo:margin-top="0cm" fo:margin-bottom="0cm" fo:line-height="100%" fo:text-align="start" style:justify-single-word="false" fo:text-indent="-1.251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font-size="12pt" style:font-size-asian="12pt" style:font-name-complex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lr-tb"/>
      <style:text-properties fo:color="#000000" style:font-name="Courier New2" fo:font-size="12pt" fo:language="es" fo:country="ES" style:font-name-asian="Courier New2" style:font-size-asian="12pt" style:language-asian="zh" style:country-asian="CN" style:font-name-complex="Courier New2" style:font-size-complex="12pt" style:language-complex="hi" style:country-complex="IN"/>
    </style:style>
    <style:style style:name="WW8Num1z0" style:family="text"/>
    <style:style style:name="WW8Num2z0" style:family="text">
      <style:text-properties style:font-name="Times New Roman" style:font-name-complex="Times New Roman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Times New Roman" style:font-name-complex="Times New Roman"/>
    </style:style>
    <style:style style:name="WW8Num5z0" style:family="text">
      <style:text-properties style:font-name="Wingdings" style:font-name-complex="Wingdings"/>
    </style:style>
    <style:style style:name="WW8Num6z0" style:family="text"/>
    <style:style style:name="WW8Num7z0" style:family="text">
      <style:text-properties style:font-name="Wingdings" fo:font-size="8pt" style:font-size-asian="8pt" style:font-name-complex="Wingdings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5" style:family="text">
      <style:text-properties style:font-name="Wingdings" style:font-name-complex="Wingdings"/>
    </style:style>
    <style:style style:name="WW8Num11z0" style:family="text">
      <style:text-properties style:font-name="Courier New" fo:font-size="10pt" style:font-size-asian="10pt" style:font-name-complex="Courier New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/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Times New Roman" style:font-name-complex="Times New Roman"/>
    </style:style>
    <style:style style:name="WW8Num26z0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Wingdings" style:font-name-asian="Times New Roman" style:font-name-complex="Times New Roman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Wingdings" style:font-name-asian="Times New Roman" style:font-name-complex="Times New Roman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St11z0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ypewriter" style:family="text">
      <style:text-properties style:font-name="Courier New" fo:font-size="10pt" style:font-size-asian="10pt" style:font-name-complex="Courier New"/>
    </style:style>
    <style:style style:name="_20_Car_20_Car" style:display-name=" Car Car" style:family="text">
      <style:text-properties style:font-name="Tahoma" fo:font-size="12pt" fo:language="es" fo:country="ES" fo:font-weight="bold" style:letter-kerning="true" style:font-size-asian="12pt" style:language-asian="ja" style:country-asian="JP" style:font-weight-asian="bold" style:font-name-complex="Tahoma" style:language-complex="ar" style:country-complex="SA"/>
    </style:style>
    <style:style style:name="start-tag" style:family="text" style:parent-style-name="Fuente_20_de_20_párrafo_20_predeter."/>
    <style:style style:name="attribute-name" style:family="text" style:parent-style-name="Fuente_20_de_20_párrafo_20_predeter."/>
    <style:style style:name="attribute-value" style:family="text" style:parent-style-name="Fuente_20_de_20_párrafo_20_predeter."/>
    <style:style style:name="end-tag" style:family="text" style:parent-style-name="Fuente_20_de_20_párrafo_20_predeter.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pple-converted-space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Título_20_2_20_Car" style:display-name="Título 2 Car" style:family="text" style:parent-style-name="Fuente_20_de_20_párrafo_20_predeter.">
      <style:text-properties style:font-name="Tahoma" fo:language="es" fo:country="ES" fo:font-weight="bold" style:language-asian="ja" style:country-asian="JP" style:font-weight-asian="bold" style:font-name-complex="Tahoma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3z0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outline-level-style>
      <text:outline-level-style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outline-level-style>
      <text:outline-level-style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outline-level-style>
      <text:outline-level-style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outline-level-style>
      <text:outline-level-style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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0z0" text:bullet-char="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ymbol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0z5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0z5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11z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0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4" text:style-name="WW8Num11z0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5" text:style-name="WW8Num11z0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0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7" text:style-name="WW8Num11z0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8" text:style-name="WW8Num11z0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0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o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Courier New1"/>
      </text:list-level-style-bullet>
      <text:list-level-style-bullet text:level="2" text:style-name="WW8Num26z0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6z3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6z0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6z3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6z0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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Wingdings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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Wingdings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28z3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28z3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5.833cm" fo:margin-left="-0.123cm" table:align="left" style:writing-mode="lr-tb"/>
    </style:style>
    <style:style style:name="Tabla3.A" style:family="table-column">
      <style:table-column-properties style:column-width="7.625cm"/>
    </style:style>
    <style:style style:name="Tabla3.B" style:family="table-column">
      <style:table-column-properties style:column-width="5.251cm"/>
    </style:style>
    <style:style style:name="Tabla3.C" style:family="table-column">
      <style:table-column-properties style:column-width="2.95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0.829cm" fo:margin-bottom="0cm" fo:margin-left="0.829cm" fo:margin-right="0.416cm" fo:border="0.018cm solid #000000" fo:padding-top="1.655cm" fo:padding-bottom="0cm" fo:padding-left="1.154cm" fo:padding-right="1.1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2.492cm" fo:margin-left="0cm" fo:margin-right="0cm" fo:margin-top="2.39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29cm" fo:margin-bottom="0.829cm" fo:margin-left="0.829cm" fo:margin-right="0.829cm" fo:border="0.018cm solid #000000" fo:padding-top="1.655cm" fo:padding-bottom="1.655cm" fo:padding-left="1.154cm" fo:padding-right="1.1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/<text:file-name text:display="name-and-extension">aplicacionMiApp.odt</text:file-name></text:p>
            </table:table-cell>
            <table:table-cell table:style-name="Tabla3.A1" office:value-type="string">
              <text:p text:style-name="MP2"><text:span text:style-name="MT1"><text:s text:c="2"/>Fecha: </text:span><text:span text:style-name="MT1"><text:modification-date style:data-style-name="N36">09/03/2016</text:modification-date></text:span></text:p>
            </table:table-cell>
            <table:table-cell table:style-name="Tabla3.A1" office:value-type="string">
              <text:p text:style-name="MP3"><text:span text:style-name="MT1">Página </text:span><text:span text:style-name="MT1"><text:page-number text:select-page="current">2</text:page-number></text:span><text:span text:style-name="MT1"> de </text:span><text:span text:style-name="MT1"><text:page-count style:num-format="1">3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ÍNDICE</dc:title>
    <meta:initial-creator>DGA</meta:initial-creator>
    <meta:creation-date>2013-10-02T18:43:00</meta:creation-date>
    <dc:date>2016-03-09T18:00:03.25</dc:date>
    <meta:print-date>2013-03-08T11:00:00</meta:print-date>
    <meta:editing-cycles>2330</meta:editing-cycles>
    <meta:editing-duration>P135DT22H56M28S</meta:editing-duration>
    <meta:generator>OpenOffice/4.1.0$Win32 OpenOffice.org_project/410m18$Build-9764</meta:generator>
    <dc:creator>javier iranzo</dc:creator>
    <meta:document-statistic meta:table-count="2" meta:image-count="0" meta:object-count="0" meta:page-count="3" meta:paragraph-count="74" meta:word-count="301" meta:character-count="2594"/>
  </office:meta>
</office:document-meta>
</file>